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1a43"/>
    </style:style>
    <style:style style:name="P2" style:family="paragraph" style:parent-style-name="Standard">
      <style:text-properties officeooo:paragraph-rsid="00040aee"/>
    </style:style>
    <style:style style:name="P3" style:family="paragraph" style:parent-style-name="Standard">
      <style:text-properties officeooo:rsid="00064f0d" officeooo:paragraph-rsid="00064f0d"/>
    </style:style>
    <style:style style:name="P4" style:family="paragraph" style:parent-style-name="Standard">
      <style:text-properties officeooo:rsid="00064f0d" officeooo:paragraph-rsid="00070083"/>
    </style:style>
    <style:style style:name="P5" style:family="paragraph" style:parent-style-name="Standard">
      <style:text-properties officeooo:paragraph-rsid="00064f0d"/>
    </style:style>
    <style:style style:name="P6" style:family="paragraph" style:parent-style-name="Standard">
      <style:text-properties officeooo:paragraph-rsid="00070083"/>
    </style:style>
    <style:style style:name="P7" style:family="paragraph" style:parent-style-name="Standard">
      <style:text-properties officeooo:paragraph-rsid="00072805"/>
    </style:style>
    <style:style style:name="P8" style:family="paragraph" style:parent-style-name="Standard">
      <style:text-properties officeooo:paragraph-rsid="0008bf55"/>
    </style:style>
    <style:style style:name="T1" style:family="text">
      <style:text-properties officeooo:rsid="0000fca8"/>
    </style:style>
    <style:style style:name="T2" style:family="text">
      <style:text-properties fo:font-style="italic" officeooo:rsid="0000fca8" style:font-style-asian="italic" style:font-style-complex="italic"/>
    </style:style>
    <style:style style:name="T3" style:family="text">
      <style:text-properties fo:font-style="normal" officeooo:rsid="0000fca8" style:font-style-asian="normal" style:font-style-complex="normal"/>
    </style:style>
    <style:style style:name="T4" style:family="text">
      <style:text-properties fo:font-style="normal" fo:font-weight="normal" officeooo:rsid="0000fca8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21a43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5d7b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40ae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64f0d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7008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7da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83298" style:font-style-asian="normal" style:font-weight-asian="normal" style:font-style-complex="normal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officeooo:rsid="00064f0d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officeooo:rsid="00070083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072805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083298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officeooo:rsid="0008bf55" style:font-style-asian="normal" style:font-weight-asian="normal" style:font-style-complex="normal" style:font-weight-complex="normal"/>
    </style:style>
    <style:style style:name="T19" style:family="text">
      <style:text-properties officeooo:rsid="0008bf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ach of us has ever heard about n</text:span><text:span text:style-name="T2">eural network </text:span><text:span text:style-name="T3">and its achievements</text:span><text:span text:style-name="T2">, </text:span><text:span text:style-name="T4">but do you know what it actually is? </text:span><text:span text:style-name="T5">I want to remove the black box and tell how it works </text:span><text:span text:style-name="T10">in a nutshell</text:span><text:span text:style-name="T5">.</text:span></text:p>
      <text:p text:style-name="Standard"><text:span text:style-name="T5"/></text:p>
      <text:p text:style-name="Standard"><text:span text:style-name="T9">The n</text:span><text:span text:style-name="T5">eural network is buil</text:span><text:span text:style-name="T9">t</text:span><text:span text:style-name="T5"> of layers of neurons connected with weighted edges. Each neuron and</text:span></text:p>
      <text:p text:style-name="Standard"><text:span text:style-name="T5">weight of edge </text:span><text:span text:style-name="T9">are</text:span><text:span text:style-name="T5"> just a number <text:s/>. We can group layers into: input, hidden, output.</text:span></text:p>
      <text:p text:style-name="Standard"><text:span text:style-name="T5"/></text:p>
      <text:p text:style-name="P1"><text:span text:style-name="T10">The network</text:span><text:span text:style-name="T5"> works similar to human </text:span><text:span text:style-name="T10">mind</text:span><text:span text:style-name="T5">. </text:span><text:span text:style-name="T11">Firstly we have to provide it with knowledge on how to solve problems, so it can solve them on its own.</text:span></text:p>
      <text:p text:style-name="P1"><text:span text:style-name="T5">This structure is learning by processing tons of inputs and outputs (training data).</text:span></text:p>
      <text:p text:style-name="P1"><text:span text:style-name="T5"/></text:p>
      <text:p text:style-name="P7"><text:span text:style-name="T5">I</text:span><text:span text:style-name="T7">nput </text:span><text:span text:style-name="T6">(as N numbers) is entered to N neurons from input layers. Value </text:span><text:span text:style-name="T9">of</text:span><text:span text:style-name="T6"> each neuron inside is just </text:span><text:span text:style-name="T9">the</text:span><text:span text:style-name="T6"> sum of values of neurons from previous layer multiplied by weight of it .</text:span></text:p>
      <text:p text:style-name="P7"><text:span text:style-name="T6">Answer is </text:span><text:span text:style-name="T11">taken from the neuron</text:span><text:span text:style-name="T6"> with </text:span><text:span text:style-name="T9">the</text:span><text:span text:style-name="T6"> highest value on </text:span><text:span text:style-name="T9">the</text:span><text:span text:style-name="T6"> output layer.</text:span></text:p>
      <text:p text:style-name="P2"><text:span text:style-name="T6"/></text:p>
      <text:p text:style-name="P5"><text:span text:style-name="T6">A</text:span><text:span text:style-name="T8">s we can see computing the answer is</text:span><text:bookmark text:name="tw-target-text"/><text:span text:style-name="T8">n’</text:span><text:span text:style-name="T12">t complicated</text:span><text:span text:style-name="T14">.</text:span></text:p>
      <text:p text:style-name="P5"><text:span text:style-name="T14"/></text:p>
      <text:p text:style-name="P6"><text:span text:style-name="T14">How should we set values on weights of edges? </text:span></text:p>
      <text:p text:style-name="P8"><text:span text:style-name="T14">That is the most important thing in machine learning… LEARNING! </text:span></text:p>
      <text:p text:style-name="P6"><text:span text:style-name="T14">In </text:span><text:span text:style-name="T17">the </text:span><text:span text:style-name="T14">training part our network </text:span><text:span text:style-name="T15">has</text:span><text:span text:style-name="T14"> to draw conclusions after </text:span><text:span text:style-name="T15">every </text:span><text:span text:style-name="T14">calculation.</text:span></text:p>
      <text:p text:style-name="P5"><text:span text:style-name="T14"/></text:p>
      <text:p text:style-name="P4"><text:span text:style-name="T15">Let call cost function as a </text:span><text:span text:style-name="T13">sum of differences between output and goal output. </text:span></text:p>
      <text:p text:style-name="P4"><text:span text:style-name="T13">So the smaller difference, the better network.</text:span></text:p>
      <text:p text:style-name="P3"><text:span text:style-name="T13"/></text:p>
      <text:p text:style-name="P3"><text:span text:style-name="T13">Now our goal is of course to minimize </text:span><text:span text:style-name="T15">a </text:span><text:span text:style-name="T13">cost function.</text:span></text:p>
      <text:p text:style-name="P3"><text:span text:style-name="T13">We can interpret this problem as problem of minimizing a function in &lt;number of all weights&gt; dimension space </text:span><text:span text:style-name="T18">which we already know how to solve.</text:span></text:p>
      <text:p text:style-name="P3"><text:span text:style-name="T13"/></text:p>
      <text:p text:style-name="P5"><text:span text:style-name="T17">And that is how neural networks work, </text:span><text:span text:style-name="T18">explained in a simplified way. </text:span><text:span text:style-name="T14">I know that I skipped implementation/math details, but what I wanted is </text:span><text:span text:style-name="T18">to </text:span><text:span text:style-name="T14">give you some intuition </text:span><text:span text:style-name="T18">while sparing you dull nerd tal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8:12:01.886922202</meta:creation-date>
    <dc:date>2020-05-23T19:51:08.583778215</dc:date>
    <meta:editing-duration>PT41M44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1" meta:paragraph-count="16" meta:word-count="289" meta:character-count="1600" meta:non-whitespace-character-count="1323"/>
  </office:meta>
</office:document-meta>
</file>